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Heading_20_1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5" text:outline-level="1"><text:bookmark-start text:name="__RefHeading__188360_359546015"/><text:reference-mark-start text:name="problemas"/>Problemas y soluciones<text:bookmark-end text:name="__RefHeading__188360_359546015"/><text:reference-mark-end text:name="problemas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2cm" loext:contextual-spacing="false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32cm" fo:margin-bottom="0.254cm" loext:contextual-spacing="false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fo:margin-left="0cm" fo:margin-right="0cm" fo:margin-top="0.101cm" fo:margin-bottom="0.101cm" loext:contextual-spacing="true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loext:contextual-spacing="false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fo:margin-left="2.54cm" fo:margin-right="2.54cm" fo:margin-top="0cm" fo:margin-bottom="0.247cm" loext:contextual-spacing="false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fo:font-family="'Liberation Mono'" style:font-style-name="Normal" style:font-family-generic="modern" style:font-pitch="fixed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fo:margin-left="0cm" fo:margin-right="0cm" fo:margin-top="0.499cm" fo:margin-bottom="0.499cm" loext:contextual-spacing="true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graphic-properties draw:fill="solid" draw:fill-color="#dddddd"/>
      <style:paragraph-properties fo:margin-left="1cm" fo:margin-right="1cm" fo:margin-top="0cm" fo:margin-bottom="0cm" loext:contextual-spacing="true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family="'Liberation Mono'" style:font-style-name="Normal" style:font-family-generic="modern" style:font-pitch="fixed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family="'Liberation Mono'" style:font-style-name="Normal" style:font-family-generic="modern" style:font-pitch="fixed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6pt solid #000000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6pt solid #000000" style:shadow="none" draw:shadow-opacity="100%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0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Naranjo</meta:initial-creator>
    <meta:creation-date>2014-10-11T09:26:37.746486623</meta:creation-date>
    <dc:date>2015-02-22T20:11:16.060124334</dc:date>
    <meta:editing-duration>P3DT16H40M55S</meta:editing-duration>
    <meta:editing-cycles>242</meta:editing-cycles>
    <meta:generator>LibreOffice/4.4.0.3$Linux_X86_64 LibreOffice_project/40m0$Build-3</meta:generator>
    <dc:creator>Manuel Naranjo</dc:creator>
    <meta:document-statistic meta:table-count="0" meta:image-count="0" meta:object-count="0" meta:page-count="1" meta:paragraph-count="5" meta:word-count="23" meta:character-count="158" meta:non-whitespace-character-count="137"/>
  </office:meta>
</office:document-meta>
</file>